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T5" style:parent-style-name="Standaardalinea-lettertype" style:family="text">
      <style:text-properties fo:font-weight="bold" style:font-weight-asian="bold" style:font-weight-complex="bold"/>
    </style:style>
    <style:style style:name="T6" style:parent-style-name="Standaardalinea-lettertype" style:family="text">
      <style:text-properties fo:font-weight="bold" style:font-weight-asian="bold" style:font-weight-complex="bold"/>
    </style:style>
    <style:style style:name="P7" style:parent-style-name="Standaard" style:family="paragraph">
      <style:paragraph-properties fo:margin-left="0.4916in">
        <style:tab-stops/>
      </style:paragraph-properties>
    </style:style>
    <style:style style:name="P8" style:parent-style-name="Standaard" style:family="paragraph">
      <style:paragraph-properties fo:margin-left="0.4916in">
        <style:tab-stops/>
      </style:paragraph-properties>
    </style:style>
    <style:style style:name="P9" style:parent-style-name="Standaard" style:family="paragraph">
      <style:paragraph-properties fo:margin-left="0.4916in">
        <style:tab-stops/>
      </style:paragraph-properties>
    </style:style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Lijstalinea" style:list-style-name="LFO2" style:family="paragraph"/>
    <style:style style:name="P13" style:parent-style-name="Lijstalinea" style:list-style-name="LFO2" style:family="paragraph"/>
  </office:automatic-styles>
  <office:body>
    <office:text text:use-soft-page-breaks="true">
      <text:p text:style-name="P1">Tensorflow<text:tab/><text:tab/>23-9-2022</text:p>
      <text:p text:style-name="Standaard"/>
      <text:p text:style-name="Standaard">Inzet van tensorflow voor neuraal netwerk.</text:p>
      <text:p text:style-name="Standaard">Ik heb tutorials gevolgd.<text:s/></text:p>
      <text:list text:style-name="LFO1" text:continue-numbering="true">
        <text:list-item>
          <text:p text:style-name="P2">Sequential model</text:p>
        </text:list-item>
        <text:list-item>
          <text:p text:style-name="P3">Training of a model</text:p>
        </text:list-item>
        <text:list-item>
          <text:p text:style-name="P4">Classification (voorbeeld classificatie met een model.<text:s/></text:p>
        </text:list-item>
      </text:list>
      <text:p text:style-name="Standaard">Sequential model. Simpel neuraal netwerk. Waarbij je laagsewijs een model opstelt.</text:p>
      <text:p text:style-name="Standaard">Met Keras wordt<text:s/>het netwerk gemaakt.</text:p>
      <text:p text:style-name="Standaard"/>
      <text:p text:style-name="Standaard">Trainen van het model werkt met de methode<text:s/><text:span text:style-name="T5">.fit</text:span></text:p>
      <text:p text:style-name="Standaard">Hier geef je de trainingssets met bijbehorende labels bij<text:s/></text:p>
      <text:p text:style-name="Standaard">Met de .<text:span text:style-name="T6">prediction</text:span><text:s text:c="2"/>functie kun je een voorspelling maken.</text:p>
      <text:p text:style-name="Standaard"/>
      <text:p text:style-name="Standaard">Algoritme configuratie valt in 3 categoriern<text:s/></text:p>
      <text:p text:style-name="P7">optimizer</text:p>
      <text:p text:style-name="P8">losses</text:p>
      <text:p text:style-name="P9">metrics: volgens mij minder belangrijk.<text:tab/></text:p>
      <text:p text:style-name="Standaard"/>
      <text:list text:style-name="LFO2" text:continue-numbering="true">
        <text:list-item>
          <text:p text:style-name="P10">Je maakt trainingssets door met de pijltoetsen de auto door het model te rijden.</text:p>
        </text:list-item>
        <text:list-item>
          <text:p text:style-name="P11">Met uitvoer uit die trainingsritten (sonarafstand/lidarafstand<text:s/>en stuurrichting) voer je een neuraal netwerk model.<text:s/></text:p>
        </text:list-item>
        <text:list-item>
          <text:p text:style-name="P12">Deze fit ga je valideren.<text:s/></text:p>
        </text:list-item>
      </text:list>
      <text:p text:style-name="Lijstalinea"/>
      <text:list text:style-name="LFO2" text:continue-numbering="true">
        <text:list-item>
          <text:p text:style-name="P13">Dit vertaal je naar een algoritme voor sturing van de auto. Met de prediction method maak je een voorspelling op basis<text:s/>van input waarden van de sonar(softmax)</text:p>
        </text:list-item>
      </text:list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 Rotsaert (1065070)</meta:initial-creator>
    <dc:creator>Marc Rotsaert (1065070)</dc:creator>
    <meta:creation-date>2022-09-23T13:47:00Z</meta:creation-date>
    <dc:date>2022-09-23T14:33:00Z</dc:date>
    <meta:template xlink:href="Normal.dotm" xlink:type="simple"/>
    <meta:editing-cycles>2</meta:editing-cycles>
    <meta:editing-duration>PT2760S</meta:editing-duration>
    <meta:document-statistic meta:page-count="1" meta:paragraph-count="1" meta:word-count="148" meta:character-count="966" meta:row-count="6" meta:non-whitespace-character-count="819"/>
  </office:meta>
</office:document-meta>
</file>